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71ce"/>
    </style:style>
    <style:style style:name="P2" style:family="paragraph" style:parent-style-name="Standard">
      <style:text-properties style:font-name="Times New Roman" officeooo:rsid="001671ce" officeooo:paragraph-rsid="001671ce"/>
    </style:style>
    <style:style style:name="P3" style:family="paragraph" style:parent-style-name="Standard">
      <style:text-properties officeooo:rsid="001671ce" officeooo:paragraph-rsid="001671ce"/>
    </style:style>
    <style:style style:name="T1" style:family="text">
      <style:text-properties officeooo:rsid="001671ce"/>
    </style:style>
    <style:style style:name="T2" style:family="text">
      <style:text-properties style:font-name="Times New Roman" officeooo:rsid="001671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ats generally fail so be careful with floor ( sqrt ( x ) )</text:p>
      <text:p text:style-name="P1"><text:span text:style-name="T2"/></text:p>
      <text:p text:style-name="P1"><text:span text:style-name="T2">Objects of type Bool include True, False, 1 == 1, a &amp;&amp; b etc, AND </text:span>⊥ <text:span text:style-name="T1">(bottom). ⊥ is the value of anything undefined or of a computation that never stops e.g. f x = f (x + 1), f 3 = ⊥, 1 / 0 = ⊥</text:span></text:p>
      <text:p text:style-name="P3"/>
      <text:p text:style-name="P3"/>
      <text:p text:style-name="P3">Number of functions of type Bool → Bool </text:p>
      <text:p text:style-name="P3">Strict functions where f ⊥ = ⊥ are 9, as f True and f False can be mapped to each of the 3 different values e.g.</text:p>
      <text:p text:style-name="P3">f x = if x then False else False, if f is given ⊥ then the if returns <text:span text:style-name="T4">⊥ as it cant compute it</text:span></text:p>
      <text:p text:style-name="P3"/>
      <text:p text:style-name="P3"/>
      <text:p text:style-name="P3"/>
      <text:p text:style-name="P3">Advantages of currying </text:p>
      <text:p text:style-name="P3">map type is ( a → b ) → [ a ] <text:s/>→ [ b ] , if it was ( ( a → b ) , [ a ] ) → [ b ] (non curried) then <text:s/>applying map ( map f ) xss would be impossi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10:06.129724776</meta:creation-date>
    <dc:date>2018-10-10T12:24:57.041207247</dc:date>
    <meta:editing-duration>PT2M40S</meta:editing-duration>
    <meta:editing-cycles>1</meta:editing-cycles>
    <meta:document-statistic meta:table-count="0" meta:image-count="0" meta:object-count="0" meta:page-count="1" meta:paragraph-count="7" meta:word-count="171" meta:character-count="668" meta:non-whitespace-character-count="500"/>
    <meta:generator>LibreOffice/6.0.3.2$Linux_X86_64 LibreOffice_project/00m0$Build-2</meta:generator>
  </office:meta>
</office:document-meta>
</file>